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5E4C5F0498E8C75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56cm, 2.165cm, 10.472cm, 4.05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87cm" svg:height="21.7cm" svg:x="0.892cm" svg:y="2.491cm">
          <draw:image xlink:href="Pictures/10000000000005E8000007E0E5E4C5F0498E8C7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6:10.400112348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